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3" style:family="text">
      <style:text-properties fo:language="en" fo:country="US" style:font-name-asian="Times New Roman2" style:font-name-complex="Times New Roman2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1.011cm" svg:height="0.9cm" draw:z-index="0"><draw:image xlink:href="../images/3078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Скалярное произведение векторов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14cm" svg:height="1.67cm" draw:z-index="1"><draw:image xlink:href="../images/3078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5">Блок позволяет осуществлять скалярное произведение двух векторов </text:span><text:span text:style-name="T4">a</text:span><text:span text:style-name="T3"> </text:span><text:span text:style-name="T5">и </text:span><text:span text:style-name="T4">b</text:span><text:span text:style-name="T3"> </text:span><text:span text:style-name="T5">размерностью </text:span><text:span text:style-name="T4">n</text:span><text:span text:style-name="T3"> </text:span><text:span text:style-name="T5">согласно следующему выражению:</text:span></text:p>
            <text:p text:style-name="P9"><draw:frame draw:style-name="fr2" draw:name="Объект1" text:anchor-type="as-char" svg:width="2.353cm" svg:height="1.139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">Входы:</text:p>
            <text:p text:style-name="P7"><text:span text:style-name="T5">B – </text:span><text:span text:style-name="T2">входной порт для первого вектора скалярного произведения;</text:span></text:p>
            <text:p text:style-name="P7"><text:span text:style-name="T1">С — </text:span><text:span text:style-name="T2">входной порт для второго вектора скалярного произведения.</text:span></text:p>
            <text:p text:style-name="P11"/>
            <text:p text:style-name="P11">Выходы:</text:p>
            <text:p text:style-name="P7"><text:span text:style-name="T1">А —</text:span><text:span text:style-name="T2"> выходной порт скалярного произведения векторов </text:span><text:span text:style-name="T5">B</text:span><text:span text:style-name="T6"> </text:span><text:span text:style-name="T2">и </text:span><text:span text:style-name="T5">C.</text:span></text:p>
            <text:p text:style-name="P13"/>
            <text:p text:style-name="P11">Свойства:</text:p>
            <text:p text:style-name="P6"><text:span text:style-name="T7">Блок</text:span><text:span text:style-name="T5"> </text:span><text:span text:style-name="T7">не имеет специфичных свойств</text:span></text:p>
            <text:p text:style-name="P12"/>
            <text:p text:style-name="P11">Параметры:</text:p>
            <text:p text:style-name="P12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калярное произведение векторов</dc:title>
    <dc:date>2016-09-20T14:57:40.10</dc:date>
    <meta:generator>OpenOffice/4.1.1$Win32 OpenOffice.org_project/411m6$Build-9775</meta:generator>
    <meta:editing-duration>PT4H45M49S</meta:editing-duration>
    <meta:editing-cycles>94</meta:editing-cycles>
    <dc:creator>ILYA KUBENSKIY</dc:creator>
    <meta:document-statistic meta:table-count="1" meta:image-count="2" meta:object-count="1" meta:page-count="1" meta:paragraph-count="16" meta:word-count="63" meta:character-count="435"/>
  </office:meta>
</office:document-meta>
</file>

<file path=Object 1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a</mi>
            <mrow>
              <mi>i</mi>
            </mrow>
          </msub>
        </mrow>
      </mrow>
      <msub>
        <mi>b</mi>
        <mrow>
          <mi>i</mi>
        </mrow>
      </msub>
    </mrow>
    <annotation encoding="StarMath 5.0">a cdot b=  sum from {i=1} to {n} a_{i}b_{i} </annotation>
  </semantics>
</math>
</file>